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6"/>
    <style:style style:name="ce13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Γράφημα 1" svg:x="0.10417in" svg:y="2.81167in" svg:width="7.03458in" svg:height="5.092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Γράφημα 2" svg:x="7.11111in" svg:y="2.93694in" svg:width="6.29875in" svg:height="5.02514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2">
            <text:p>time</text:p>
          </table:table-cell>
          <table:table-cell table:number-columns-repeated="2" table:style-name="ce1"/>
          <table:table-cell office:value-type="string" table:number-columns-spanned="3" table:number-rows-spanned="1" table:style-name="ce20">
            <text:p>MPI + SSE</text:p>
          </table:table-cell>
          <table:covered-table-cell table:number-columns-repeated="2"/>
          <table:table-cell table:number-columns-repeated="2" table:style-name="ce1"/>
          <table:table-cell office:value-type="string" table:style-name="ce2">
            <text:p>speedup</text:p>
          </table:table-cell>
          <table:table-cell table:style-name="ce1"/>
          <table:table-cell office:value-type="string" table:number-columns-spanned="3" table:number-rows-spanned="1" table:style-name="ce20">
            <text:p>MPI + SSE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office:value-type="string" table:style-name="ce3">
            <text:p>N</text:p>
          </table:table-cell>
          <table:table-cell office:value-type="string" table:style-name="ce4">
            <text:p>Serial</text:p>
          </table:table-cell>
          <table:table-cell office:value-type="string" table:style-name="ce4">
            <text:p>SSE</text:p>
          </table:table-cell>
          <table:table-cell office:value-type="string" table:style-name="ce4">
            <text:p>2 proc.</text:p>
          </table:table-cell>
          <table:table-cell office:value-type="string" table:style-name="ce4">
            <text:p>4 proc.</text:p>
          </table:table-cell>
          <table:table-cell office:value-type="string" table:style-name="ce5">
            <text:p>8 proc.</text:p>
          </table:table-cell>
          <table:table-cell table:number-columns-repeated="2" table:style-name="ce1"/>
          <table:table-cell office:value-type="string" table:style-name="ce3">
            <text:p>N</text:p>
          </table:table-cell>
          <table:table-cell office:value-type="string" table:style-name="ce4">
            <text:p>SSE</text:p>
          </table:table-cell>
          <table:table-cell office:value-type="string" table:style-name="ce4">
            <text:p>2 proc.</text:p>
          </table:table-cell>
          <table:table-cell office:value-type="string" table:style-name="ce4">
            <text:p>4 proc.</text:p>
          </table:table-cell>
          <table:table-cell office:value-type="string" table:style-name="ce5">
            <text:p>8 proc.</text:p>
          </table:table-cell>
          <table:table-cell table:number-columns-repeated="16371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float" office:value="5.0000000000000004E-6" table:style-name="ce7">
            <text:p>0,000005</text:p>
          </table:table-cell>
          <table:table-cell office:value-type="float" office:value="3.0000000000000001E-6" table:style-name="ce7">
            <text:p>0,000003</text:p>
          </table:table-cell>
          <table:table-cell office:value-type="float" office:value="2.1999999999999999E-5" table:style-name="ce7">
            <text:p>0,000022</text:p>
          </table:table-cell>
          <table:table-cell office:value-type="float" office:value="1.2E-5" table:style-name="ce7">
            <text:p>0,000012</text:p>
          </table:table-cell>
          <table:table-cell office:value-type="float" office:value="1.7E-5" table:style-name="ce8">
            <text:p>0,000017</text:p>
          </table:table-cell>
          <table:table-cell table:number-columns-repeated="2" table:style-name="ce1"/>
          <table:table-cell office:value-type="float" office:value="100" table:style-name="ce6">
            <text:p>100</text:p>
          </table:table-cell>
          <table:table-cell office:value-type="float" office:value="1.6666666666666667" table:formula="of:=[.B10]/[.C10]" table:style-name="ce9">
            <text:p>1,666666667</text:p>
          </table:table-cell>
          <table:table-cell office:value-type="float" office:value="0.22727272727272729" table:formula="of:=[.B10]/[.D10]" table:style-name="ce9">
            <text:p>0,227272727</text:p>
          </table:table-cell>
          <table:table-cell office:value-type="float" office:value="0.41666666666666669" table:formula="of:=[.B10]/[.E10]" table:style-name="ce9">
            <text:p>0,416666667</text:p>
          </table:table-cell>
          <table:table-cell office:value-type="float" office:value="0.29411764705882354" table:formula="of:=[.B10]/[.F10]" table:style-name="ce10">
            <text:p>0,294117647</text:p>
          </table:table-cell>
          <table:table-cell table:number-columns-repeated="16371"/>
        </table:table-row>
        <table:table-row table:style-name="ro1">
          <table:table-cell office:value-type="float" office:value="1000" table:style-name="ce11">
            <text:p>1000</text:p>
          </table:table-cell>
          <table:table-cell office:value-type="float" office:value="3.3000000000000003E-5" table:style-name="ce12">
            <text:p>0,000033</text:p>
          </table:table-cell>
          <table:table-cell office:value-type="float" office:value="2.4000000000000001E-5" table:style-name="ce12">
            <text:p>0,000024</text:p>
          </table:table-cell>
          <table:table-cell office:value-type="float" office:value="1.8E-5" table:style-name="ce12">
            <text:p>0,000018</text:p>
          </table:table-cell>
          <table:table-cell office:value-type="float" office:value="1.5E-5" table:style-name="ce12">
            <text:p>0,000015</text:p>
          </table:table-cell>
          <table:table-cell office:value-type="float" office:value="1.9000000000000001E-5" table:style-name="ce13">
            <text:p>0,000019</text:p>
          </table:table-cell>
          <table:table-cell table:number-columns-repeated="2" table:style-name="ce1"/>
          <table:table-cell office:value-type="float" office:value="1000" table:style-name="ce11">
            <text:p>1000</text:p>
          </table:table-cell>
          <table:table-cell office:value-type="float" office:value="1.375" table:formula="of:=[.B11]/[.C11]" table:style-name="ce1">
            <text:p>1,375</text:p>
          </table:table-cell>
          <table:table-cell office:value-type="float" office:value="1.8333333333333335" table:formula="of:=[.B11]/[.D11]" table:style-name="ce1">
            <text:p>1,833333333</text:p>
          </table:table-cell>
          <table:table-cell office:value-type="float" office:value="2.2000000000000002" table:formula="of:=[.B11]/[.E11]" table:style-name="ce1">
            <text:p>2,2</text:p>
          </table:table-cell>
          <table:table-cell office:value-type="float" office:value="1.736842105263158" table:formula="of:=[.B11]/[.F11]" table:style-name="ce14">
            <text:p>1,736842105</text:p>
          </table:table-cell>
          <table:table-cell table:number-columns-repeated="16371"/>
        </table:table-row>
        <table:table-row table:style-name="ro1">
          <table:table-cell office:value-type="float" office:value="10000" table:style-name="ce11">
            <text:p>10000</text:p>
          </table:table-cell>
          <table:table-cell office:value-type="float" office:value="3.2699999999999998E-4" table:style-name="ce12">
            <text:p>0,000327</text:p>
          </table:table-cell>
          <table:table-cell office:value-type="float" office:value="1.6799999999999999E-4" table:style-name="ce12">
            <text:p>0,000168</text:p>
          </table:table-cell>
          <table:table-cell office:value-type="float" office:value="9.2E-5" table:style-name="ce12">
            <text:p>0,000092</text:p>
          </table:table-cell>
          <table:table-cell office:value-type="float" office:value="5.3000000000000001E-5" table:style-name="ce12">
            <text:p>0,000053</text:p>
          </table:table-cell>
          <table:table-cell office:value-type="float" office:value="4.8000000000000001E-5" table:style-name="ce13">
            <text:p>0,000048</text:p>
          </table:table-cell>
          <table:table-cell table:number-columns-repeated="2" table:style-name="ce1"/>
          <table:table-cell office:value-type="float" office:value="10000" table:style-name="ce11">
            <text:p>10000</text:p>
          </table:table-cell>
          <table:table-cell office:value-type="float" office:value="1.9464285714285714" table:formula="of:=[.B12]/[.C12]" table:style-name="ce1">
            <text:p>1,946428571</text:p>
          </table:table-cell>
          <table:table-cell office:value-type="float" office:value="3.5543478260869561" table:formula="of:=[.B12]/[.D12]" table:style-name="ce1">
            <text:p>3,554347826</text:p>
          </table:table-cell>
          <table:table-cell office:value-type="float" office:value="6.1698113207547163" table:formula="of:=[.B12]/[.E12]" table:style-name="ce1">
            <text:p>6,169811321</text:p>
          </table:table-cell>
          <table:table-cell office:value-type="float" office:value="6.8124999999999991" table:formula="of:=[.B12]/[.F12]" table:style-name="ce14">
            <text:p>6,8125</text:p>
          </table:table-cell>
          <table:table-cell table:number-columns-repeated="16371"/>
        </table:table-row>
        <table:table-row table:style-name="ro1">
          <table:table-cell office:value-type="float" office:value="100000" table:style-name="ce15">
            <text:p>100000</text:p>
          </table:table-cell>
          <table:table-cell office:value-type="float" office:value="3.1229999999999999E-3" table:style-name="ce16">
            <text:p>0,003123</text:p>
          </table:table-cell>
          <table:table-cell office:value-type="float" office:value="1.6980000000000001E-3" table:style-name="ce16">
            <text:p>0,001698</text:p>
          </table:table-cell>
          <table:table-cell office:value-type="float" office:value="8.4199999999999998E-4" table:style-name="ce16">
            <text:p>0,000842</text:p>
          </table:table-cell>
          <table:table-cell office:value-type="float" office:value="4.3899999999999999E-4" table:style-name="ce16">
            <text:p>0,000439</text:p>
          </table:table-cell>
          <table:table-cell office:value-type="float" office:value="2.3800000000000001E-4" table:style-name="ce17">
            <text:p>0,000238</text:p>
          </table:table-cell>
          <table:table-cell table:number-columns-repeated="2" table:style-name="ce1"/>
          <table:table-cell office:value-type="float" office:value="100000" table:style-name="ce15">
            <text:p>100000</text:p>
          </table:table-cell>
          <table:table-cell office:value-type="float" office:value="1.8392226148409894" table:formula="of:=[.B13]/[.C13]" table:style-name="ce18">
            <text:p>1,839222615</text:p>
          </table:table-cell>
          <table:table-cell office:value-type="float" office:value="3.7090261282660331" table:formula="of:=[.B13]/[.D13]" table:style-name="ce18">
            <text:p>3,709026128</text:p>
          </table:table-cell>
          <table:table-cell office:value-type="float" office:value="7.1138952164009108" table:formula="of:=[.B13]/[.E13]" table:style-name="ce18">
            <text:p>7,113895216</text:p>
          </table:table-cell>
          <table:table-cell office:value-type="float" office:value="13.121848739495798" table:formula="of:=[.B13]/[.F13]" table:style-name="ce19">
            <text:p>13,12184874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user</dc:creator>
    <meta:creation-date>2018-04-27T15:38:01Z</meta:creation-date>
    <dc:date>2018-07-05T08:59:49Z</dc:date>
    <meta:editing-cycles>4</meta:editing-cycles>
    <meta:editing-duration>PT919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amed-symbol" chart:symbol-name="diamond" chart:symbol-width="0.09722in" chart:symbol-height="0.09722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automatic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amed-symbol" chart:symbol-name="x" chart:symbol-width="0.09722in" chart:symbol-height="0.09722in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66.66pt" svg:width="506.4899212598425pt" chart:style-name="Crt0">
        <chart:title chart:style-name="CT00">
          <text:p text:style-name="a0" text:class-names="" text:cond-style-name="">Time</text:p>
        </chart:title>
        <chart:legend chart:legend-position="end" chart:legend-align="center" chart:style-name="Lgnd"/>
        <chart:plot-area svg:x="41.1563779527559pt" svg:y="28.42913385826771pt" svg:width="400.566062992126pt" svg:height="329.925905511811pt" chart:style-name="Plt0">
          <chart:axis chart:dimension="y" chart:name="primary-y" chart:style-name="Axs0">
            <chart:title chart:style-name="AT00">
              <text:p text:style-name="a1" text:class-names="" text:cond-style-name="">t/s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B$8:.$F$9"/>
          </chart:axis>
          <chart:series chart:label-cell-address="Sheet1.$A$10" chart:values-cell-range-address="Sheet1.$B$10:.$F$10" chart:class="chart:bar" chart:attached-axis="primary-y" chart:style-name="G0S0">
            <chart:data-point chart:repeated="5"/>
          </chart:series>
          <chart:series chart:label-cell-address="Sheet1.$A$11" chart:values-cell-range-address="Sheet1.$B$11:.$F$11" chart:class="chart:bar" chart:attached-axis="primary-y" chart:style-name="G0S1">
            <chart:data-point chart:repeated="5"/>
          </chart:series>
          <chart:series chart:label-cell-address="Sheet1.$A$12" chart:values-cell-range-address="Sheet1.$B$12:.$F$12" chart:class="chart:bar" chart:attached-axis="primary-y" chart:style-name="G0S2">
            <chart:data-point chart:repeated="5"/>
          </chart:series>
          <chart:series chart:label-cell-address="Sheet1.$A$13" chart:values-cell-range-address="Sheet1.$B$13:.$F$13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interval-major="1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61.81pt" svg:width="453.51pt" chart:style-name="Crt0">
        <chart:title chart:style-name="CT00">
          <text:p text:style-name="a0" text:class-names="" text:cond-style-name="">Speedup</text:p>
        </chart:title>
        <chart:legend chart:legend-position="end" chart:legend-align="center" chart:style-name="Lgnd"/>
        <chart:plot-area svg:x="40.41456692913385pt" svg:y="39.10653543307086pt" svg:width="353.7944881889764pt" svg:height="314.4189763779527pt" chart:style-name="Plt0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J$8:.$M$9"/>
          </chart:axis>
          <chart:series chart:label-cell-address="Sheet1.$I$10" chart:values-cell-range-address="Sheet1.$J$10:.$M$10" chart:class="chart:bar" chart:attached-axis="primary-y" chart:style-name="G0S0">
            <chart:data-point chart:repeated="4"/>
          </chart:series>
          <chart:series chart:label-cell-address="Sheet1.$I$11" chart:values-cell-range-address="Sheet1.$J$11:.$M$11" chart:class="chart:bar" chart:attached-axis="primary-y" chart:style-name="G0S1">
            <chart:data-point chart:repeated="4"/>
          </chart:series>
          <chart:series chart:label-cell-address="Sheet1.$I$12" chart:values-cell-range-address="Sheet1.$J$12:.$M$12" chart:class="chart:bar" chart:attached-axis="primary-y" chart:style-name="G0S2">
            <chart:data-point chart:repeated="4"/>
          </chart:series>
          <chart:series chart:label-cell-address="Sheet1.$I$13" chart:values-cell-range-address="Sheet1.$J$13:.$M$13" chart:class="chart:bar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